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fd72b" officeooo:paragraph-rsid="000fd72b"/>
    </style:style>
    <style:style style:name="P2" style:family="paragraph" style:parent-style-name="Standard" style:list-style-name="L1">
      <style:text-properties officeooo:paragraph-rsid="000fd72b"/>
    </style:style>
    <style:style style:name="P3" style:family="paragraph" style:parent-style-name="Standard" style:list-style-name="L1">
      <style:text-properties officeooo:rsid="00107ad0" officeooo:paragraph-rsid="00107ad0"/>
    </style:style>
    <style:style style:name="P4" style:family="paragraph" style:parent-style-name="Standard" style:list-style-name="L1">
      <style:text-properties officeooo:rsid="001230bf" officeooo:paragraph-rsid="001230bf"/>
    </style:style>
    <style:style style:name="P5" style:family="paragraph" style:parent-style-name="Standard" style:list-style-name="L1">
      <style:text-properties officeooo:rsid="001347c7" officeooo:paragraph-rsid="001347c7"/>
    </style:style>
    <style:style style:name="P6" style:family="paragraph" style:parent-style-name="Standard">
      <style:text-properties officeooo:rsid="001347c7" officeooo:paragraph-rsid="001347c7"/>
    </style:style>
    <style:style style:name="P7" style:family="paragraph" style:parent-style-name="Standard" style:list-style-name="L2">
      <style:text-properties officeooo:rsid="001347c7" officeooo:paragraph-rsid="001347c7"/>
    </style:style>
    <style:style style:name="P8" style:family="paragraph" style:parent-style-name="Standard" style:list-style-name="L2">
      <style:text-properties officeooo:rsid="0014c74d" officeooo:paragraph-rsid="0014c74d"/>
    </style:style>
    <style:style style:name="P9" style:family="paragraph" style:parent-style-name="Standard" style:list-style-name="L2">
      <style:text-properties officeooo:rsid="001664a2" officeooo:paragraph-rsid="001664a2"/>
    </style:style>
    <style:style style:name="P10" style:family="paragraph" style:parent-style-name="Standard" style:list-style-name="L2">
      <style:text-properties officeooo:rsid="0018135e" officeooo:paragraph-rsid="0018135e"/>
    </style:style>
    <style:style style:name="P11" style:family="paragraph" style:parent-style-name="Standard">
      <style:text-properties officeooo:rsid="0018135e" officeooo:paragraph-rsid="0018135e"/>
    </style:style>
    <style:style style:name="P12" style:family="paragraph" style:parent-style-name="Standard" style:list-style-name="L3">
      <style:text-properties officeooo:rsid="0018135e" officeooo:paragraph-rsid="0018135e"/>
    </style:style>
    <style:style style:name="P13" style:family="paragraph" style:parent-style-name="Standard">
      <style:paragraph-properties style:line-height-at-least="0.402cm"/>
      <style:text-properties fo:color="#d4d4d4" style:font-name="Consolas" fo:font-size="8.39999961853027pt" fo:font-weight="normal" fo:background-color="#1e1e1e"/>
    </style:style>
    <style:style style:name="P14" style:family="paragraph" style:parent-style-name="Standard">
      <style:text-properties officeooo:rsid="0019f806" officeooo:paragraph-rsid="0019f806"/>
    </style:style>
    <style:style style:name="P15" style:family="paragraph" style:parent-style-name="Standard" style:list-style-name="L4">
      <style:text-properties officeooo:rsid="0019f806" officeooo:paragraph-rsid="0019f806"/>
    </style:style>
    <style:style style:name="P16" style:family="paragraph" style:parent-style-name="Standard" style:list-style-name="L4">
      <style:text-properties officeooo:rsid="001a0bfe" officeooo:paragraph-rsid="001a0bfe"/>
    </style:style>
    <style:style style:name="P17" style:family="paragraph" style:parent-style-name="Standard" style:list-style-name="L4">
      <style:text-properties officeooo:paragraph-rsid="001a0bfe"/>
    </style:style>
    <style:style style:name="P18" style:family="paragraph" style:parent-style-name="Standard" style:list-style-name="L4">
      <style:text-properties officeooo:paragraph-rsid="00215321"/>
    </style:style>
    <style:style style:name="P19" style:family="paragraph" style:parent-style-name="Standard" style:list-style-name="L4">
      <style:text-properties officeooo:rsid="001bcca6" officeooo:paragraph-rsid="001bcca6"/>
    </style:style>
    <style:style style:name="P20" style:family="paragraph" style:parent-style-name="Standard" style:list-style-name="L4">
      <style:text-properties officeooo:rsid="001c9ac4" officeooo:paragraph-rsid="001c9ac4"/>
    </style:style>
    <style:style style:name="P21" style:family="paragraph" style:parent-style-name="Standard">
      <style:text-properties officeooo:rsid="001c9ac4" officeooo:paragraph-rsid="001c9ac4"/>
    </style:style>
    <style:style style:name="P22" style:family="paragraph" style:parent-style-name="Standard" style:list-style-name="L4">
      <style:text-properties officeooo:rsid="001ce0f3" officeooo:paragraph-rsid="001ce0f3"/>
    </style:style>
    <style:style style:name="P23" style:family="paragraph" style:parent-style-name="Standard" style:list-style-name="L4">
      <style:text-properties officeooo:rsid="0020be2c" officeooo:paragraph-rsid="0020be2c"/>
    </style:style>
    <style:style style:name="P24" style:family="paragraph" style:parent-style-name="Standard" style:list-style-name="L4">
      <style:text-properties officeooo:rsid="00215321" officeooo:paragraph-rsid="00215321"/>
    </style:style>
    <style:style style:name="P25" style:family="paragraph" style:parent-style-name="Standard" style:list-style-name="L4">
      <style:text-properties officeooo:rsid="00222ac7" officeooo:paragraph-rsid="00222ac7"/>
    </style:style>
    <style:style style:name="T1" style:family="text">
      <style:text-properties officeooo:rsid="000fd72b"/>
    </style:style>
    <style:style style:name="T2" style:family="text">
      <style:text-properties fo:color="#d4d4d4" style:font-name="Consolas" fo:font-size="8.39999961853027pt" fo:font-weight="normal" fo:background-color="#1e1e1e" loext:char-shading-value="0"/>
    </style:style>
    <style:style style:name="T3" style:family="text">
      <style:text-properties fo:color="#9cdcfe"/>
    </style:style>
    <style:style style:name="T4" style:family="text">
      <style:text-properties fo:color="#9cdcfe" style:font-name="Consolas" fo:font-size="8.39999961853027pt" fo:font-weight="normal" fo:background-color="#1e1e1e" loext:char-shading-value="0"/>
    </style:style>
    <style:style style:name="T5" style:family="text">
      <style:text-properties fo:color="#569cd6" style:font-name="Consolas" fo:font-size="8.39999961853027pt" fo:font-weight="normal" fo:background-color="#1e1e1e" loext:char-shading-value="0"/>
    </style:style>
    <style:style style:name="T6" style:family="text">
      <style:text-properties officeooo:rsid="001a0bfe"/>
    </style:style>
    <style:style style:name="T7" style:family="text">
      <style:text-properties fo:color="#dcdcaa"/>
    </style:style>
    <style:style style:name="T8" style:family="text">
      <style:text-properties fo:color="#dcdcaa" style:font-name="Consolas" fo:font-size="8.39999961853027pt" fo:font-weight="normal" fo:background-color="#1e1e1e" loext:char-shading-value="0"/>
    </style:style>
    <style:style style:name="T9" style:family="text">
      <style:text-properties officeooo:rsid="001ec13b"/>
    </style:style>
    <style:style style:name="T10" style:family="text">
      <style:text-properties officeooo:rsid="002153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51676320" text:style-name="L1">
        <text:list-item>
          <text:p text:style-name="P2"><text:span text:style-name="T1">create-react-app client</text:span></text:p>
        </text:list-item>
        <text:list-item>
          <text:p text:style-name="P1">czyszczenie, usuwanie logo, serviceworker, zmiana css, dodanie font awesome etc</text:p>
        </text:list-item>
        <text:list-item>
          <text:p text:style-name="P1">folder components/layout/Navbar.js (wszystko functional components arrow function)</text:p>
          <text:list>
            <text:list-item>
              <text:p text:style-name="P1">title, icon jako props</text:p>
            </text:list-item>
            <text:list-item>
              <text:p text:style-name="P1">import prop types</text:p>
            </text:list-item>
            <text:list-item>
              <text:p text:style-name="P1">dodać proptypes na dole</text:p>
            </text:list-item>
            <text:list-item>
              <text:p text:style-name="P1">dodajemy defaultProps (title, icon)</text:p>
            </text:list-item>
            <text:list-item>
              <text:p text:style-name="P1">dodajemy class name, title , icon </text:p>
            </text:list-item>
            <text:list-item>
              <text:p text:style-name="P1">import navbar do app.js i ustawić</text:p>
            </text:list-item>
          </text:list>
        </text:list-item>
        <text:list-item>
          <text:p text:style-name="P3">import { BrowserRouter as Router, Route, Switch } from 'react-router-dom'; w app.js</text:p>
        </text:list-item>
        <text:list-item>
          <text:p text:style-name="P3">otoczyć wszystko w środku return() &lt;Router&gt; w app.js</text:p>
        </text:list-item>
        <text:list-item>
          <text:p text:style-name="P3">importujemy fragment i zamieniamy na niego główny div</text:p>
        </text:list-item>
        <text:list-item>
          <text:p text:style-name="P3">dodajemy className div container, a w nim dajemy &lt;Switch&gt;, w którym znajdują się wszystkie &lt;Route exact path component&gt; - Home i About</text:p>
        </text:list-item>
        <text:list-item>
          <text:p text:style-name="P4">tworzymy components/pages/Home.js i About.js – rafc enter i dodajemy coś w divie</text:p>
        </text:list-item>
        <text:list-item>
          <text:p text:style-name="P5">w Navbar.js importujemy { Link } i dodajemy do navigaci ul &gt; li &gt; Link to</text:p>
        </text:list-item>
      </text:list>
      <text:p text:style-name="P6"/>
      <text:p text:style-name="P6">Context and State for contacts:</text:p>
      <text:list xml:id="list1148184335" text:style-name="L2">
        <text:list-item>
          <text:p text:style-name="P7">tworzymy w katalogu src katalog context, <text:s/>w środku plik types.js oraz katalog contact z 3 plikami – ContactState.js, contactContext.js, contactReducer.js</text:p>
        </text:list-item>
        <text:list-item>
          <text:p text:style-name="P7">w contactContext importujemy createContext i tworzymy zmienna contactContext = createContext() i exportujemy ją</text:p>
        </text:list-item>
        <text:list-item>
          <text:p text:style-name="P7">w ContactState importujemy react, useReducer, uuid, ContactContext, contactReducer</text:p>
        </text:list-item>
        <text:list-item>
          <text:p text:style-name="P8">w types.js dodajemy typy </text:p>
        </text:list-item>
        <text:list-item>
          <text:p text:style-name="P8">w ContactState importujemy typy z types.js</text:p>
        </text:list-item>
        <text:list-item>
          <text:p text:style-name="P8">tworzymy początkowy state const ContactState = props =&gt; { const initialState = {contacts: []}}</text:p>
        </text:list-item>
        <text:list-item>
          <text:p text:style-name="P9">przesyłamy state i disptach do reducera const [state, dispatch] = useReducer(contactReducer, initialStat); a poniżej wszystkie akcje. Contact state jest odpowiedzialny na state, który brany jest z API , a później wszystkie funkcje / akcje CRUD etc.</text:p>
        </text:list-item>
        <text:list-item>
          <text:p text:style-name="P10">Na samym dole musimy zrobić return Providera, żeby móc całą apkę zamknąć w tym contexcie </text:p>
          <text:p text:style-name="P10"/>
        </text:list-item>
      </text:list>
      <text:p text:style-name="P11">return (</text:p>
      <text:p text:style-name="P11"><text:s text:c="8"/>&lt;ContactContext.Provider</text:p>
      <text:p text:style-name="P11"><text:s text:c="12"/>value={{</text:p>
      <text:p text:style-name="P11"><text:s text:c="16"/>contacts: state.contacts</text:p>
      <text:p text:style-name="P11"><text:s text:c="12"/>}}</text:p>
      <text:p text:style-name="P11"><text:s text:c="8"/>&gt;</text:p>
      <text:p text:style-name="P11"><text:s text:c="12"/>{ props.children }</text:p>
      <text:p text:style-name="P11"><text:s text:c="8"/>&lt;/ContactContext.Provider&gt;</text:p>
      <text:p text:style-name="P11"><text:s text:c="4"/>)</text:p>
      <text:p text:style-name="P11"/>
      <text:list xml:id="list3893034950" text:style-name="L3">
        <text:list-item>
          <text:p text:style-name="P12">importujemy w App.js nasz contactstate i zamykamy w nim całego returna czyli całą apkę</text:p>
        </text:list-item>
      </text:list>
      <text:p text:style-name="P11"/>
      <text:p text:style-name="P14">Contacts component:</text:p>
      <text:p text:style-name="P14"/>
      <text:list xml:id="list4293302586" text:style-name="L4">
        <text:list-item>
          <text:p text:style-name="P15">tworzymy folder contacts w components</text:p>
        </text:list-item>
        <text:list-item>
          <text:p text:style-name="P15">dodajemy pliki Contacts.js i ContactItem.js – <text:span text:style-name="T6">przepływ to bierzemy state, dajemy go do Contacts.js i tam pętla po każdym i dajemy pojedynczy do ContactItem</text:span></text:p>
          <text:p text:style-name="P16">State → Contacts.js → ContactItem.js</text:p>
        </text:list-item>
        <text:list-item>
          <text:p text:style-name="P16"><text:soft-page-break/>zaczynamy od Contacts.js i importujemy fragment, useContext hook i ContactContext </text:p>
        </text:list-item>
        <text:list-item>
          <text:p text:style-name="P17"><text:span text:style-name="T6">inicjalizujemy contactContext </text:span><text:span text:style-name="T5">const</text:span><text:span text:style-name="T2"> </text:span><text:span text:style-name="T4">contactContext</text:span><text:span text:style-name="T2"> = </text:span><text:span text:style-name="T8">useContext</text:span><text:span text:style-name="T2">(</text:span><text:span text:style-name="T4">ContactContext</text:span><text:span text:style-name="T2">);</text:span></text:p>
        </text:list-item>
        <text:list-item>
          <text:p text:style-name="P16">wyciągamy contacts ze state – const { contacts } = contactContext;</text:p>
        </text:list-item>
        <text:list-item>
          <text:p text:style-name="P16">bierzemy contacts i robimy map</text:p>
        </text:list-item>
        <text:list-item>
          <text:p text:style-name="P16">importujemy contacts do Home.js i tam wyświetlamy listę kontaktów </text:p>
        </text:list-item>
        <text:list-item>
          <text:p text:style-name="P19">przechodzimy do ContactItem (czyli pojedynczy kontakt wyświetlany na liście) – jako props przesyłamy { contact } z Contacts ( z array map). Robimy destrukturyzację i z contacts wyciągamy id, name, email, phone i type</text:p>
        </text:list-item>
        <text:list-item>
          <text:p text:style-name="P19">budujemy pojedynczy kontakt (badge type zależny od typu, tenery operator)</text:p>
        </text:list-item>
        <text:list-item>
          <text:p text:style-name="P19">importujemy ContactItem do Contacts.js i wstawiamy &lt;ContactItem contact={contact} /&gt; do .map (do pętli)</text:p>
        </text:list-item>
        <text:list-item>
          <text:p text:style-name="P20">w ContactItem dodajemy PropTypes </text:p>
        </text:list-item>
      </text:list>
      <text:p text:style-name="P21"/>
      <text:p text:style-name="P21"/>
      <text:list xml:id="list125637949830390" text:continue-numbering="true" text:style-name="L4">
        <text:list-item>
          <text:p text:style-name="P20">tworzymy nowy plik w compontents/contacts/ContactForm.js </text:p>
        </text:list-item>
        <text:list-item>
          <text:p text:style-name="P20">importujemy useState i dodajemy const [contact, setContact] = useState({wszystkie pola})</text:p>
        </text:list-item>
        <text:list-item>
          <text:p text:style-name="P20">destruktylizacja pól z contacts</text:p>
        </text:list-item>
        <text:list-item>
          <text:p text:style-name="P22">wypisujemy wszsytkie inputy formularza, onChange = {onChange}</text:p>
        </text:list-item>
        <text:list-item>
          <text:p text:style-name="P22">tworzymy funkcję onChange =&gt; setContact({ …contact, [e.target.name]: <text:span text:style-name="T9">e.target.value</text:span>})</text:p>
        </text:list-item>
        <text:list-item>
          <text:p text:style-name="P24">contact to nasz state więc …contact bierze to co pozostało i dodaje values</text:p>
        </text:list-item>
        <text:list-item>
          <text:p text:style-name="P23">dodajemy contactform do Home.js</text:p>
        </text:list-item>
        <text:list-item>
          <text:p text:style-name="P23">w contactform.js dodajemy contactcontext i useContext</text:p>
        </text:list-item>
        <text:list-item>
          <text:p text:style-name="P24">form onSubmit = {onSubmit} towrzymy te funkcje który odpala contactContext addContact , która jest w contexcie</text:p>
        </text:list-item>
        <text:list-item>
          <text:p text:style-name="P18"><text:span text:style-name="T10">tworzymy funkcję addContact w ContactState </text:span><text:span text:style-name="T5">const</text:span><text:span text:style-name="T2"> </text:span><text:span text:style-name="T8">addContact</text:span><text:span text:style-name="T2"> = </text:span><text:span text:style-name="T4">contact</text:span><text:span text:style-name="T2"> </text:span><text:span text:style-name="T5">=&gt;</text:span><text:span text:style-name="T2"> {</text:span></text:p>
        </text:list-item>
      </text:list>
      <text:p text:style-name="P13"><text:span text:style-name="T3">contact</text:span>.<text:span text:style-name="T3">id</text:span> = <text:span text:style-name="T3">uuid</text:span>.<text:span text:style-name="T7">v4</text:span>();</text:p>
      <text:p text:style-name="P13"><text:span text:style-name="T7">dispatch</text:span>({ <text:span text:style-name="T3">type:</text:span> <text:span text:style-name="T3">ADD_CONTACT</text:span>, <text:span text:style-name="T3">payload:</text:span> <text:span text:style-name="T3">contact</text:span> });</text:p>
      <text:p text:style-name="P13">};</text:p>
      <text:list xml:id="list125639344108788" text:continue-numbering="true" text:style-name="L4">
        <text:list-item>
          <text:p text:style-name="P24">zawsze musimy dodać coś co tworzymy w contactState do providera na dole jako value, żeby móc tego użyć potem w componencie</text:p>
        </text:list-item>
        <text:list-item>
          <text:p text:style-name="P25">robimy to samo dla deleteContact – dodajemy onclick na buttonie, tworzymy funkcję u góry która odpala deleteContact, dodajemy to w State, dodajemy do value i ustawiamy switch w reducer</text:p>
        </text:list-item>
        <text:list-item>
          <text:p text:style-name="P2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09:42:55.085000000</meta:creation-date>
    <dc:date>2019-06-25T12:56:37.223000000</dc:date>
    <meta:editing-duration>PT2H2M28S</meta:editing-duration>
    <meta:editing-cycles>11</meta:editing-cycles>
    <meta:generator>LibreOffice/5.4.3.2$Windows_X86_64 LibreOffice_project/92a7159f7e4af62137622921e809f8546db437e5</meta:generator>
    <meta:document-statistic meta:table-count="0" meta:image-count="0" meta:object-count="0" meta:page-count="2" meta:paragraph-count="64" meta:word-count="598" meta:character-count="4067" meta:non-whitespace-character-count="3487"/>
  </office:meta>
</office:document-meta>
</file>